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D-Karte</text:p>
          </table:table-cell>
          <table:table-cell office:value-type="string" calcext:value-type="string">
            <text:p>noti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clo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ctually arduino data out, slave data 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data/command selection li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ip sele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hip sele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rückkommunik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: muss frei bleiben…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LX90614</text:p>
          </table:table-cell>
          <table:table-cell/>
          <table:table-cell office:value-type="string" calcext:value-type="string">
            <text:p>farbe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grün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grün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/>
          <table:table-cell office:value-type="string" calcext:value-type="string">
            <text:p>ro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1:15:18.507011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20:54:11.851534801</meta:creation-date>
    <dc:date>2017-08-28T12:53:51.042051375</dc:date>
    <meta:editing-duration>PT1H20M38S</meta:editing-duration>
    <meta:editing-cycles>6</meta:editing-cycles>
    <meta:generator>LibreOffice/5.3.5.2$Linux_X86_64 LibreOffice_project/30m0$Build-2</meta:generator>
    <meta:document-statistic meta:table-count="1" meta:cell-count="47" meta:object-count="0"/>
  </office:meta>
</office:document-meta>
</file>